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119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Cara membuat dan uplode repository di github</text:span></text:p>
      <text:p text:style-name="Standard">1. git init</text:p>
      <text:p text:style-name="Standard">2. git add *</text:p>
      <text:p text:style-name="Standard">3. git commit -m "<text:span text:style-name="T1">pesan dari yang anda uplode</text:span>"</text:p>
      <text:p text:style-name="Standard">4. git remote add origin https:..… <text:s text:c="2"/>// Create a new repository</text:p>
      <text:p text:style-name="Standard">5. git push -u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15:06.161179013</meta:creation-date>
    <dc:date>2018-10-27T10:18:19.483332586</dc:date>
    <meta:editing-duration>PT3M19S</meta:editing-duration>
    <meta:editing-cycles>1</meta:editing-cycles>
    <meta:document-statistic meta:table-count="0" meta:image-count="0" meta:object-count="0" meta:page-count="1" meta:paragraph-count="6" meta:word-count="40" meta:character-count="206" meta:non-whitespace-character-count="168"/>
    <meta:generator>LibreOffice/6.0.3.2$Linux_X86_64 LibreOffice_project/00m0$Build-2</meta:generator>
  </office:meta>
</office:document-meta>
</file>